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96ad2"/>
    </style:style>
    <style:style style:name="P2" style:family="paragraph" style:parent-style-name="Text_20_body" style:list-style-name="L1">
      <style:text-properties officeooo:rsid="002650b4" officeooo:paragraph-rsid="00196ad2"/>
    </style:style>
    <style:style style:name="P3" style:family="paragraph" style:parent-style-name="Text_20_body" style:list-style-name="L1">
      <style:text-properties officeooo:rsid="0040c3c1" officeooo:paragraph-rsid="0040c3c1"/>
    </style:style>
    <style:style style:name="T1" style:family="text">
      <style:text-properties fo:font-variant="small-caps"/>
    </style:style>
    <style:style style:name="T2" style:family="text">
      <style:text-properties officeooo:rsid="0026c3f5"/>
    </style:style>
    <style:style style:name="T3" style:family="text">
      <style:text-properties officeooo:rsid="003a64ec"/>
    </style:style>
    <style:style style:name="T4" style:family="text">
      <style:text-properties officeooo:rsid="003ba812"/>
    </style:style>
    <style:style style:name="T5" style:family="text">
      <style:text-properties officeooo:rsid="003cbae4"/>
    </style:style>
    <style:style style:name="T6" style:family="text">
      <style:text-properties officeooo:rsid="003dc136"/>
    </style:style>
    <style:style style:name="T7" style:family="text">
      <style:text-properties officeooo:rsid="0043f5f4"/>
    </style:style>
    <style:style style:name="T8" style:family="text">
      <style:text-properties officeooo:rsid="0044d34c"/>
    </style:style>
    <style:style style:name="T9" style:family="text">
      <style:text-properties officeooo:rsid="004991c4"/>
    </style:style>
    <style:style style:name="T10" style:family="text">
      <style:text-properties officeooo:rsid="004da2fc"/>
    </style:style>
    <style:style style:name="T11" style:family="text">
      <style:text-properties officeooo:rsid="00543c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 text:name="en-GNT-3495"/>Laws concerning Gifts to the Lord</text:h>
      <text:list xml:id="list1189645267" text:style-name="L1">
        <text:list-item>
          <text:p text:style-name="P1">The <text:span text:style-name="T1">Lord</text:span> gave Moses the following regulations for the people of Israel. When any of you have been given to the <text:span text:style-name="T1">Lord</text:span> in fulfillment of a special vow, you may be set free by the payment of the following sums of money, according to the official standard:</text:p>
          <text:p text:style-name="P1">–adult male, twenty to sixty years old: 50 pieces of silver<text:line-break/>–adult female: 30 pieces of silver<text:line-break/>–young male, five to twenty years old: 20 pieces of silver<text:line-break/>–young female: 10 pieces of silver<text:line-break/>–infant male under five: 5 pieces of silver<text:line-break/>–infant female: 3 pieces of silver<text:line-break/>–male above sixty years of age: 15 pieces of silver<text:line-break/>–female above sixty: 10 pieces of silver</text:p>
          <text:p text:style-name="P1">If any of you make a vow and are too poor to pay the standard price, you shall bring the person to the priest, and the priest will set a lower price, according to your ability to pay. If your vow concerns an animal that is acceptable as an offering to the <text:span text:style-name="T1">Lord</text:span>, then every gift made to the <text:span text:style-name="T1">Lord</text:span> is sacred, <text:bookmark text:name="en-GNT-3500"/>and you may not substitute another animal for it. If you do, both animals belong to the <text:span text:style-name="T1">Lord</text:span>. <text:bookmark text:name="en-GNT-3501"/>But if your vow concerns a ritually unclean animal, which is not acceptable as an offering to the <text:span text:style-name="T1">Lord</text:span>, you shall take the animal to the priest. <text:bookmark text:name="en-GNT-3502"/>The priest shall set a price for it, according to its good or bad qualities, and the price will be final. <text:bookmark text:name="en-GNT-3503"/>If you wish to buy it back, you must pay the price plus an additional 20 percent.<text:bookmark text:name="en-GNT-3504"/> When any of you dedicate your house to the <text:span text:style-name="T1">Lord</text:span>, the priest shall set the price according to its good or bad points, and the price will be final. <text:bookmark text:name="en-GNT-3505"/>If you wish to buy your house back, you must pay the price plus an additional 20 percent.<text:bookmark text:name="en-GNT-3506"/> If any of you dedicate part of your land to the <text:span text:style-name="T1">Lord</text:span>, the price shall be set according to the amount of seed it takes to sow it, at the rate of ten pieces of silver per bushel of barley. <text:bookmark text:name="en-GNT-3507"/>If you dedicate the land immediately after a Year of Restoration, the full price applies. <text:bookmark text:name="en-GNT-3508"/>If you dedicate it any time later, the priest shall estimate the cash value according to the number of years left until the next Year of Restoration, and set a reduced price. <text:bookmark text:name="en-GNT-3509"/>If you wish to buy your field back, you must pay the price plus an additional 20 percent. <text:bookmark text:name="en-GNT-3510"/>If you sell the field to someone else without first buying it back from the <text:span text:style-name="T1">Lord</text:span>, you lose the right to buy it back. <text:bookmark text:name="en-GNT-3511"/>At the next Year of Restoration the field will become the <text:span text:style-name="T1">Lord</text:span>'s permanent property; it shall belong to the priests.<text:bookmark text:name="en-GNT-3512"/> If you dedicate to the <text:span text:style-name="T1">Lord</text:span> a field that you have bought, <text:bookmark text:name="en-GNT-3513"/>the priest shall estimate its value according to the number of years until the next Year of Restoration, and you must pay the price that very day; the money belongs to the <text:span text:style-name="T1">Lord</text:span>. <text:bookmark text:name="en-GNT-3514"/>At the Year of Restoration the field shall be returned to the original owner or to the descendants.<text:bookmark text:name="en-GNT-3515"/> All prices shall be set according to the official standard.<text:bookmark text:name="en-GNT-3516"/> The first-born of an animal already belongs to the <text:span text:style-name="T1">Lord</text:span>, so no one may dedicate it to him as a freewill offering. A calf, a lamb, or a kid belongs to the <text:span text:style-name="T1">Lord</text:span>, <text:bookmark text:name="en-GNT-3517"/>but the first-born of an unclean animal may be bought back at the standard price plus an additional 20 percent. If it is not bought back, it may be sold to someone else at the standard price.<text:bookmark text:name="en-GNT-3518"/> None of you may sell or buy back what you have unconditionally dedicated to the <text:span text:style-name="T1">Lord</text:span>, whether it is a human being, an animal, or land. It belongs permanently to the <text:span text:style-name="T1">Lord</text:span>. <text:bookmark text:name="en-GNT-3519"/>Not even human beings who have been unconditionally dedicated may be bought back; they must be put to death.<text:bookmark text:name="en-GNT-3520"/> One tenth of all the produce of the land, whether grain or fruit, belongs to the <text:span text:style-name="T1">Lord</text:span>. <text:bookmark text:name="en-GNT-3521"/>If you wish to buy any of it back, you must pay the standard price plus an additional 20 <text:soft-page-break/>percent. <text:bookmark text:name="en-GNT-3522"/>One of every ten domestic animals belongs to the <text:span text:style-name="T1">Lord</text:span>. When the animals are counted, every tenth one belongs to the <text:span text:style-name="T1">Lord</text:span>. <text:bookmark text:name="en-GNT-3523"/>You may not arrange the animals so that the poor animals are chosen, and you may not make any substitutions. If you do substitute one animal for another, then both animals will belong to the <text:span text:style-name="T1">Lord</text:span> and may not be bought back.<text:bookmark text:name="en-GNT-3524"/> These are the commands that the <text:span text:style-name="T1">Lord</text:span> gave Moses on Mount Sinai for the people of Israel.</text:p>
        </text:list-item>
        <text:list-item>
          <text:p text:style-name="P2">In this chapter we s<text:span text:style-name="T3">ee</text:span> laws concerning gifts to the Lord. <text:span text:style-name="T2">People, animals, properties, fields and other </text:span><text:span text:style-name="T5">things</text:span><text:span text:style-name="T2"> could be dedicated to the Lord as gift</text:span><text:span text:style-name="T6">s</text:span><text:span text:style-name="T2">, these gift</text:span><text:span text:style-name="T4">s</text:span><text:span text:style-name="T2"> would then belong to the Lord. </text:span><text:span text:style-name="T4">These dedicated gift could be bought back and the prices are given in the passage above, also the conduct and treatment of the gifts are mentioned above. </text:span><text:span text:style-name="T7">Gifts given to the Lord unconditionally cannot be bought back.</text:span></text:p>
        </text:list-item>
        <text:list-item>
          <text:p text:style-name="P3">The first born of any animal belong<text:span text:style-name="T9">s</text:span> to the Lord and also every one in ten animal<text:span text:style-name="T10">s</text:span> belong<text:span text:style-name="T11">s</text:span> to the Lord. <text:span text:style-name="T8">One tenth of all produces in the land belongs to the Lor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0T09:57:11.839137720</meta:creation-date>
    <dc:date>2022-04-20T10:55:00.967391785</dc:date>
    <meta:editing-duration>PT37M30S</meta:editing-duration>
    <meta:editing-cycles>18</meta:editing-cycles>
    <meta:generator>LibreOffice/6.4.7.2$Linux_X86_64 LibreOffice_project/40$Build-2</meta:generator>
    <meta:document-statistic meta:table-count="0" meta:image-count="0" meta:object-count="0" meta:page-count="2" meta:paragraph-count="6" meta:word-count="880" meta:character-count="4614" meta:non-whitespace-character-count="3745"/>
  </office:meta>
</office:document-meta>
</file>